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34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ục tiêu chính của anh&gt;&gt; hoàn thiện hệ thống điều khiển bày đàn UAV thám hiểm, phục vụ tìm kiếm và cứu hộ cứu nạn.</text:p>
      <text:p text:style-name="Standard">.</text:p>
      <text:p text:style-name="Standard">hững thứ đã có, đã xây dựng được.</text:p>
      <text:p text:style-name="P1">&gt;1: Phần mềm ở mức độ cơ bản</text:p>
      <text:p text:style-name="P1">&gt;2: Phần cứng ( mới chỉ đáp ứng 1 phần của nhiệm vụ - có 1,2 uav đang lắp cammera, và các uav khác mới chỉ là uav thưr nghiệm; chỉ có khả năng bay theo sự chỉ huy từ GCS.).</text:p>
      <text:p text:style-name="P1"/>
      <text:p text:style-name="P1">Định hướng hoàn thiện:</text:p>
      <text:p text:style-name="P1">&gt;1 phần mềm ở mức độ hoàn thiện:</text:p>
      <text:p text:style-name="P1">- Task1: điều khiển cơ bản các UAV ( kiểm tra an toàn, cất cánh, hạ cánh, nạp nhiệm vụ, bay theo nhiệm vụ, bay đến tọa độ, bay tiến lùi, trái phải, hạ cánh , quay về GCS và hạ cánh.....)* có điều khiển đơn lẻ và cả .cụm và bố trí thao tác điều khiển ở các page phù hợp.</text:p>
      <text:p text:style-name="P2">- task2: xử lý đa luồng dữ liệu video. (rtsp, cammera) trên nền tảng yolo tiny hoặc mobileNet.(v4). - kết quả của task2 :</text:p>
      <text:p text:style-name="P2">Kq1:Lưu trữ được video.</text:p>
      <text:p text:style-name="P2">Kq2:</text:p>
      <text:p text:style-name="P1">+xử lý realtime video, hoặc 1 cách nào đó tối ưu cho hệ thống phần cứng tối giản.</text:p>
      <text:p text:style-name="P1">+xác định các trường hợp có nhiều người hoặc có 1 người trong bức ảnh &gt; tìm ra được GPS của từng đối tượng ..</text:p>
      <text:p text:style-name="P1">-Train model mới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1:58:55.065436134</meta:creation-date>
    <dc:date>2024-06-22T22:55:48.118929915</dc:date>
    <meta:editing-duration>PT5M32S</meta:editing-duration>
    <meta:editing-cycles>1</meta:editing-cycles>
    <meta:document-statistic meta:table-count="0" meta:image-count="0" meta:object-count="0" meta:page-count="1" meta:paragraph-count="14" meta:word-count="232" meta:character-count="1026" meta:non-whitespace-character-count="808"/>
    <meta:generator>LibreOffice/7.3.7.2$Linux_X86_64 LibreOffice_project/30$Build-2</meta:generator>
  </office:meta>
</office:document-meta>
</file>